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de50" officeooo:paragraph-rsid="001bde50"/>
    </style:style>
    <style:style style:name="P2" style:family="paragraph" style:parent-style-name="Standard">
      <style:text-properties officeooo:rsid="001bde50" officeooo:paragraph-rsid="00212514"/>
    </style:style>
    <style:style style:name="P3" style:family="paragraph" style:parent-style-name="Standard">
      <style:text-properties officeooo:rsid="001f56e4" officeooo:paragraph-rsid="001f56e4"/>
    </style:style>
    <style:style style:name="T1" style:family="text">
      <style:text-properties officeooo:rsid="001d8336"/>
    </style:style>
    <style:style style:name="T2" style:family="text">
      <style:text-properties officeooo:rsid="001f56e4"/>
    </style:style>
    <style:style style:name="T3" style:family="text">
      <style:text-properties officeooo:rsid="00212514"/>
    </style:style>
    <style:style style:name="T4" style:family="text">
      <style:text-properties officeooo:rsid="00212767"/>
    </style:style>
    <style:style style:name="T5" style:family="text">
      <style:text-properties officeooo:rsid="002247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Server on linux?</text:p>
      <text:p text:style-name="P1"/>
      <text:p text:style-name="P1">Microsoft <text:span text:style-name="T1">(M$)</text:span> has never been known for being the first horse in or out of <text:span text:style-name="T1">the</text:span> gate. From the very first Jobs beats Gates <text:span text:style-name="T1">verdict – iHint, it was not a macbook, </text:span><text:s/>Windows developers have been the loss-<text:span text:style-name="T1">l</text:span>eading immitator’<text:span text:style-name="T1">s</text:span> of the market <text:span text:style-name="T1">maker,</text:span> in search of <text:span text:style-name="T1">a piece of that pie</text:span>. SQL Server is certainly no exception to that pattern <text:span text:style-name="T1">given the </text:span>strategic "me too" partnership with in partnership with Sybase<text:span text:style-name="T1"> </text:span>to <text:span text:style-name="T2">immitate – and simultaneously deafame - the</text:span> Oracle ogre <text:span text:style-name="T2">with a well obfuscated copy-paste</text:span>.</text:p>
      <text:p text:style-name="P1"/>
      <text:p text:style-name="P3">I know I read headlines to the effect of final settlement more than once, still I have to wonder if the law suits will truly ever be over and done. </text:p>
      <text:p text:style-name="P1"/>
      <text:p text:style-name="P1"><text:span text:style-name="T2">Nonetheless</text:span>, there can be no question that the SQL Server for linux <text:span text:style-name="T4">(SQLx)</text:span> CTP is <text:span text:style-name="T2">fairly</text:span> compelling proof of concept. <text:span text:style-name="T3">SQL Server on linux is almost the perfect gateway drug. </text:span>In my guestimation, we can expect <text:span text:style-name="T3">a robust and </text:span>usable product <text:span text:style-name="T3">clone in</text:span> <text:span text:style-name="T3">a year or threes </text:span>after monetize<text:span text:style-name="T3">ation begins</text:span>.</text:p>
      <text:p text:style-name="P1"/>
      <text:p text:style-name="P1">Even now, we <text:span text:style-name="T3">are shown</text:span> a glimmer of possibility for SQL Server to survive the <text:span text:style-name="T3">coming and very necessary </text:span>'Opening of the Sources' <text:span text:style-name="T3">in order to close the back door.</text:span> Yet, given current politics, the risk may be more tha<text:span text:style-name="T3">t</text:span> 'open source' is <text:span text:style-name="T3">declared </text:span>unlawful. <text:span text:style-name="T3">Wonder what interests may be behind that push?</text:span> <text:s/></text:p>
      <text:p text:style-name="P1"/>
      <text:p text:style-name="P2">Querying <text:span text:style-name="T5">a SQLx</text:span> CTP from it's own console <text:span text:style-name="T5">via SQLTools </text:span>feels it's 1992 again. <text:span text:style-name="T3">Fortunatley,</text:span> the thin client folks will <text:span text:style-name="T3">likely </text:span>bring fantazmagorical browser tools in short order. <text:span text:style-name="T5">T</text:span>he last time db devs –<text:span text:style-name="T5"> those that won’t need to be (re)trained</text:span> <text:span text:style-name="T5">in the command line, </text:span>had to live without a SQL Server query tool was just as Microsoft and Sybase started off in different directions, and <text:span text:style-name="T3">the </text:span>Novell Net<text:span text:style-name="T3">working thingy </text:span>was beginning to have the look of a 'broken ring' beater. </text:p>
      <text:p text:style-name="P2"/>
      <text:p text:style-name="P2">For now - and ever and always? - we, th<text:span text:style-name="T4">e</text:span> <text:span text:style-name="T4">clear majority,</text:span> incapable of typing syntactically correct T<text:span text:style-name="T4">-</text:span>SQL <text:span text:style-name="T3">with no ability to correct the last line typed </text:span>had best plan on working from <text:span text:style-name="T4">SQL Server Management Studio (</text:span>SSMS<text:span text:style-name="T4">) from Windows</text:span> <text:span text:style-name="T4">else stick with well tested script libraries </text:span>for most real SQL Server on <text:span text:style-name="T3">l</text:span>inux dev and admin work? <text:span text:style-name="T4">Many among us don’t, won’t, or can’t </text:span>run a Windows workstation <text:span text:style-name="T3">along side every test instance of linux</text:span>.</text:p>
      <text:p text:style-name="P1"/>
      <text:p text:style-name="P1">A stand-alone linux only configuration of SQL Server for linux is a neither</text:p>
      <text:p text:style-name="P1">productive nor enjoyable black box. The sum total of out-of-the-box bash tools</text:p>
      <text:p text:style-name="P1">included are sqlcmd, bcp and mssql-conf, for some SQL on linux configuration.</text:p>
      <text:p text:style-name="P1"/>
      <text:p text:style-name="P1">Whether SQL Server is running on linux, or Windows, or your refrigerator, the</text:p>
      <text:p text:style-name="P1">interactive command-line of __sqlcmd__ is just barely usable. __bash__ can help</text:p>
      <text:p text:style-name="P1">a tiny bit. But, alas, there is only so much one can expect from a dumb terminal</text:p>
      <text:p text:style-name="P1">prompt built twenty years ago and maintained to minimize breaks in backward</text:p>
      <text:p text:style-name="P1">compatibility since that time.</text:p>
      <text:p text:style-name="P1"/>
      <text:p text:style-name="P1">That situation is by now ugly and convoluted beyond recognition. Especially in</text:p>
      <text:p text:style-name="P1">scenarios where urgent SQL Server access is called for and all you have is the</text:p>
      <text:p text:style-name="P1">host bash prompt. There are many use cases that model this scenario, most</text:p>
      <text:p text:style-name="P1">involving faults, loss of connectivity, or mis-configuration. <text:s text:c="2"/></text:p>
      <text:p text:style-name="P1"/>
      <text:p text:style-name="P1"><text:s text:c="39"/>§</text:p>
      <text:p text:style-name="P1"/>
      <text:p text:style-name="P1">With node.js on the machine, things can be improved easily &amp; significantly. For</text:p>
      <text:p text:style-name="P1"><text:soft-page-break/>starters, we can</text:p>
      <text:p text:style-name="P1">selectively using Microsoft's mssql NPM packages in addition to sqlcmd.</text:p>
      <text:p text:style-name="P1">return results to the CLI console or a browser and even query authoring can</text:p>
      <text:p text:style-name="P1">run in an Browser. Ultimately, the node CLI itself could be</text:p>
      <text:p text:style-name="P1">made to be either a browser tool or a bash tool, at your pleasure.</text:p>
      <text:p text:style-name="P1"/>
      <text:p text:style-name="P1">What is still missing is a practical out of the box stand-alone sql help on</text:p>
      <text:p text:style-name="P1">linux servers running SQL Server. I find myself in constant need of syntax help,</text:p>
      <text:p text:style-name="P1">so must hit the Internet for help as I code. That works just fine as long as I</text:p>
      <text:p text:style-name="P1">am connected to the Internet. M$ simply must do better in this regard.</text:p>
      <text:p text:style-name="P1"/>
      <text:p text:style-name="P1">Based initially upon it's search rank (~popularity) at npmjs.org and it's github</text:p>
      <text:p text:style-name="P1">README pitch the Vorpal CLI package was selected for sqlpal. Vorapl is an</text:p>
      <text:p text:style-name="P1">elegant, mostly ES6 complaint command API.</text:p>
      <text:p text:style-name="P1"/>
      <text:p text:style-name="P1">Vorpal - "Conquer the command-line"</text:p>
      <text:p text:style-name="P1"/>
      <text:p text:style-name="P1"><text:s text:c="4"/>* Simple, powerful command creation</text:p>
      <text:p text:style-name="P1"><text:s text:c="4"/>* Supports optional, required and variadic arguments and options</text:p>
      <text:p text:style-name="P1"><text:s text:c="4"/>* Piped commands</text:p>
      <text:p text:style-name="P1"><text:s text:c="4"/>* Persistent command history</text:p>
      <text:p text:style-name="P1"><text:s text:c="4"/>* Built-in help</text:p>
      <text:p text:style-name="P1"><text:s text:c="4"/>* Built-in tabbed auto-completion</text:p>
      <text:p text:style-name="P1"><text:s text:c="4"/>* Command-specific auto-completion</text:p>
      <text:p text:style-name="P1"><text:s text:c="4"/>* Customizable prompts</text:p>
      <text:p text:style-name="P1"><text:s text:c="4"/>* Extensive terminal control</text:p>
      <text:p text:style-name="P1"><text:s text:c="4"/>* Custom event listeners</text:p>
      <text:p text:style-name="P1"><text:s text:c="4"/>* And more</text:p>
      <text:p text:style-name="P1"/>
      <text:p text:style-name="P1">While dipping in to Vorpal I learned it was originally part of another package</text:p>
      <text:p text:style-name="P1">from he same authors: Vantage. Vorpal being only the Linux CLI pieces found in</text:p>
      <text:p text:style-name="P1">the Vantage suite. The Vorpal README notes that Vorpal is 1/5th the size as</text:p>
      <text:p text:style-name="P1">Vantage. Another way to look at that might be: Vantage can do 5 times as much as</text:p>
      <text:p text:style-name="P1">Vorpal. Since Vantage internally depends on Vorpal, you loose nothing of Vorpal</text:p>
      <text:p text:style-name="P1">but the bandwidth and space needed for the larger package.</text:p>
      <text:p text:style-name="P1"/>
      <text:p text:style-name="P1">Vantage - "CLI + SSH + REPL for your live node app"</text:p>
      <text:p text:style-name="P1"/>
      <text:p text:style-name="P1"><text:s text:c="4"/>* tab completion</text:p>
      <text:p text:style-name="P1"><text:s text:c="4"/>* commander.js command-line command API syntax</text:p>
      <text:p text:style-name="P1"><text:s text:c="4"/>* pipe and chain pipes to other 'vantage' nodes</text:p>
      <text:p text:style-name="P1"><text:s text:c="4"/>* basic authentication to protect the app and the cache content <text:s/></text:p>
      <text:p text:style-name="P1"><text:s text:c="4"/>* a basic firewall for those that must use ports 80 or 443</text:p>
      <text:p text:style-name="P1"><text:s text:c="4"/>* tls via socket.io</text:p>
      <text:p text:style-name="P1"><text:s text:c="4"/>* a REPL in a CLI for a multi-line T-SQL experience inside a CLI line reader</text:p>
      <text:p text:style-name="P1"><text:s text:c="4"/>* chalk.js for a more colorful terminal <text:s/></text:p>
      <text:p text:style-name="P1"><text:s text:c="4"/>* promises or callbacks</text:p>
      <text:p text:style-name="P1"><text:s text:c="4"/>* ES6</text:p>
      <text:p text:style-name="P1"/>
      <text:p text:style-name="P1"><text:soft-page-break/>While node.js does not make a bash command prompt **look** any better, the</text:p>
      <text:p text:style-name="P1">blinking cursor does become enchanted with non-visible yet powerful helpers</text:p>
      <text:p text:style-name="P1">without hampering the skill, experience and focus of the query artist</text:p>
      <text:p text:style-name="P1">to unleash that structural pallet.</text:p>
      <text:p text:style-name="P1"/>
      <text:p text:style-name="P1">In addition to the ES6 support in the mssql and Vantage</text:p>
      <text:p text:style-name="P1">packages, the fs and child_process core modules are imported wrapped in</text:p>
      <text:p text:style-name="P1">bluebird.promisifyAll() to provide an interactive asynchronous experience.</text:p>
      <text:p text:style-name="P1"/>
      <text:p text:style-name="P1">[bluebird](https://www.npmjs.com/package/bluebird)</text:p>
      <text:p text:style-name="P1">[local](file:./node_modules/README.md) - "javascript promises on steroids"</text:p>
      <text:p text:style-name="P1"/>
      <text:p text:style-name="P1">Advantages when running official M$ Docker Hub CTP2 SQL Server:</text:p>
      <text:p text:style-name="P1"/>
      <text:p text:style-name="P1">- a linux console query tool - SSMS or browser not required</text:p>
      <text:p text:style-name="P1"><text:s text:c="4"/>- stand-alone authentication</text:p>
      <text:p text:style-name="P1"><text:s text:c="4"/>- query batch editor</text:p>
      <text:p text:style-name="P1"><text:s text:c="8"/>- tab auto-completion</text:p>
      <text:p text:style-name="P1"><text:s text:c="8"/>- instance pipes and chains</text:p>
      <text:p text:style-name="P1"><text:s text:c="4"/>- DAC emulation</text:p>
      <text:p text:style-name="P1"><text:s text:c="8"/>- single threaded non-blocking batch processor</text:p>
      <text:p text:style-name="P1"><text:s text:c="8"/>- pipe and chain queries between your local sqlpal and another <text:s text:c="2"/></text:p>
      <text:p text:style-name="P1"><text:s text:c="4"/>- command and control interlocution</text:p>
      <text:p text:style-name="P1"><text:s text:c="8"/>+ full control of ui stream input/data/metadata=&gt;read/write console <text:s text:c="3"/></text:p>
      <text:p text:style-name="P1"><text:s text:c="8"/>+ control and configure sqlcmd command line switches from the prompt <text:s text:c="2"/></text:p>
      <text:p text:style-name="P1"><text:s text:c="8"/>+ define a T-SQL SET statement prefix for all queries</text:p>
      <text:p text:style-name="P1"><text:s text:c="8"/>+ edit any query-line in the current batch</text:p>
      <text:p text:style-name="P1"><text:s text:c="8"/>+ easily reuse previously executed batches <text:s text:c="4"/></text:p>
      <text:p text:style-name="P1">- query result rendering <text:s text:c="3"/></text:p>
      <text:p text:style-name="P1"><text:s text:c="4"/>- ASCII <text:s/></text:p>
      <text:p text:style-name="P1"><text:s text:c="4"/>- tabular ASCII <text:s/></text:p>
      <text:p text:style-name="P1"><text:s text:c="4"/>- XML</text:p>
      <text:p text:style-name="P1"><text:s text:c="4"/>- JSON</text:p>
      <text:p text:style-name="P1"><text:s text:c="4"/>- native</text:p>
      <text:p text:style-name="P1"/>
      <text:p text:style-name="P1">### SQL Server CTP2 dependencies</text:p>
      <text:p text:style-name="P1"/>
      <text:p text:style-name="P1">- Those with time available or not familiar with the subject of SQL Server on Linux</text:p>
      <text:p text:style-name="P1">ought best start with Microsoft's overview of SQL Server on Linux:</text:p>
      <text:p text:style-name="P1">[SQL Server for linux](https://docs.microsoft.com/en-us/sql/linux/sql-server-linux-get-started-tutorial) <text:s text:c="3"/></text:p>
      <text:p text:style-name="P1"/>
      <text:p text:style-name="P1">- Those with maybe 15 minutes today and maybe 10 or 15 more tomorrow - or maybe</text:p>
      <text:p text:style-name="P1">again one day next week - might better start here, where a running database engine</text:p>
      <text:p text:style-name="P1">can be yours within those two sessions if you are already familiar with Docker.</text:p>
      <text:p text:style-name="P1">Alas, there is always a bit more to learn. Provisioning your second can more</text:p>
      <text:p text:style-name="P1">likely be done in the time it takes to get the Docker image in place, be that</text:p>
      <text:p text:style-name="P1">via download from the Internet, a copy across the local net, a clone or mirror</text:p>
      <text:p text:style-name="P1">within the local filesystem or a pointer change on shared storage or cloud environments:</text:p>
      <text:p text:style-name="P1"><text:soft-page-break/>[SQL Server for Docker on linux](https://docs.microsoft.com/en-us/sql/linux/sql-server-linux-setup-docker) <text:s text:c="3"/></text:p>
      <text:p text:style-name="P1"/>
      <text:p text:style-name="P1">- Either way, Microsoft's linux ODBC contraption is also needed on the workstation:</text:p>
      <text:p text:style-name="P1">[ODBC driver for SQL Server on linux](https://docs.microsoft.com/en-us/sql/connect/odbc/linux/microsoft-odbc-driver-for-sql-server-on-linux)</text:p>
      <text:p text:style-name="P1">[SQL Server Tools for linux](https://docs.microsoft.com/en-us/sql/linux/sql-server-linux-setup-tools)</text:p>
      <text:p text:style-name="P1"/>
      <text:p text:style-name="P1">- You may also want to investigate the conf for SQL Server on Linux, especially</text:p>
      <text:p text:style-name="P1">if not working with the dockerhub image <text:s/></text:p>
      <text:p text:style-name="P1">[Configure SQL Server on Linux](https://docs.microsoft.com/en-us/sql/linux/sql-server-linux-configure-mssql-conf)</text:p>
      <text:p text:style-name="P1"/>
      <text:p text:style-name="P1">That should be enough to bring you to a sqlcmd command-line from a linux workstation</text:p>
      <text:p text:style-name="P1">and a SQL Server hosted on a linux server or vm useful for mostly one-line</text:p>
      <text:p text:style-name="P1">manually typed ad hoc queries.</text:p>
      <text:p text:style-name="P1"/>
      <text:p text:style-name="P1">sqlcmd is also an ODBC friendly delivery vehicle for workstation scripts-in-files</text:p>
      <text:p text:style-name="P1">to be run at the database engine. However, working at any command line console</text:p>
      <text:p text:style-name="P1">can be a pain in the neck until you get a few hours in behind the keyboard.</text:p>
      <text:p text:style-name="P1">[Query SQL Server from linux](https://docs.microsoft.com/en-us/sql/linux/sql-server-linux-connect-and-query-sqlcmd)</text:p>
      <text:p text:style-name="P1"/>
      <text:p text:style-name="P1">sqlpal</text:p>
      <text:p text:style-name="P1"><text:s text:c="2"/>[vantage](https://github.com/dthree/vantage) - CLI + SSH + REPL vorpal extensions <text:s text:c="3"/></text:p>
      <text:p text:style-name="P1"><text:s text:c="2"/>[vorpal](https://github.com/dthree/vorpal/wiki) - the vantage CLI</text:p>
      <text:p text:style-name="P1"><text:s text:c="2"/>[vorpal extensions](https://github.com/vorpaljs/awesome-vorpal#vorpal-extensions)</text:p>
      <text:p text:style-name="P1"><text:s text:c="2"/>[socket.io]()</text:p>
      <text:p text:style-name="P1"/>
      <text:p text:style-name="P1">## Command line options</text:p>
      <text:p text:style-name="P1"/>
      <text:p text:style-name="P1"><text:s text:c="4"/>usage: query-line | GO | HELP | OPEN | RUN script-file | ? | EXIT</text:p>
      <text:p text:style-name="P1"><text:s text:c="4"/>(command options are not case sensitive)</text:p>
      <text:p text:style-name="P1"/>
      <text:p text:style-name="P1"><text:s text:c="4"/>query-line* <text:s text:c="3"/>- any valid line-feed terminated t-sql text</text:p>
      <text:p text:style-name="P1"><text:s text:c="4"/>GO <text:s text:c="12"/>- EXEC cached query batch and exit (-Q)</text:p>
      <text:p text:style-name="P1"><text:s text:c="4"/>OPEN <text:s text:c="10"/>- EXEC the cached batch and stay connected (-q)</text:p>
      <text:p text:style-name="P1"><text:s text:c="4"/>RUN file-name <text:s/>- EXEC the T-SQL script in file-name</text:p>
      <text:p text:style-name="P1"><text:s text:c="4"/>-? <text:s text:c="12"/>- sqlcmd usage message: 'sqlcmd -?'</text:p>
      <text:p text:style-name="P1"><text:s text:c="4"/>?[] <text:s text:c="11"/>- a call to the queryline cache processor</text:p>
      <text:p text:style-name="P1"/>
      <text:p text:style-name="P1"><text:s/>\*query-lines are cached and submitted as a **__Batch__** when either</text:p>
      <text:p text:style-name="P1"><text:s/>the GO or OPEN option are entered. A Batch includes all lines entered at the command line since the last successful GO or OPEN - and as may since have been edited in cache using the cache processor command (?). <text:s text:c="2"/></text:p>
      <text:p text:style-name="P1"/>
      <text:p text:style-name="P1">### cache processor</text:p>
      <text:p text:style-name="P1"/>
      <text:p text:style-name="P1"><text:s text:c="4"/>usage: ? <text:s/>[ ?|+|- ] <text:s/>[ index | switch | statement ] <text:s/>[ value ]</text:p>
      <text:p text:style-name="P1"><text:soft-page-break/></text:p>
      <text:p text:style-name="P1"><text:s text:c="4"/>where</text:p>
      <text:p text:style-name="P1"/>
      <text:p text:style-name="P1"><text:s text:c="8"/>? beginning a line signals the line is a cache command</text:p>
      <text:p text:style-name="P1"/>
      <text:p text:style-name="P1"><text:s text:c="8"/>[?] the second '?' flag indicates a request to VIEW cached content,</text:p>
      <text:p text:style-name="P1"><text:s text:c="8"/>[+] indicates a payload laden request to UPSERT the payload into the cache, <text:s text:c="2"/></text:p>
      <text:p text:style-name="P1"><text:s text:c="8"/>[-] indicates that a DELETE of the cache item identified by the payload, <text:s/></text:p>
      <text:p text:style-name="P1"/>
      <text:p text:style-name="P1"><text:s text:c="8"/>index is the index number of an element in the Batch cache,</text:p>
      <text:p text:style-name="P1"><text:s text:c="8"/>switch is the one character designation for a sqlcmd command line switch,</text:p>
      <text:p text:style-name="P1"><text:s text:c="8"/>statement is a SQL statement to be prefixed to each batch at submit (GO or OPEN) <text:s text:c="2"/></text:p>
      <text:p text:style-name="P1"/>
      <text:p text:style-name="P1"><text:s text:c="4"/>and</text:p>
      <text:p text:style-name="P1"/>
      <text:p text:style-name="P1"><text:s text:c="8"/>value is the cache value payload needed to select (?), upsert (+) or delete (-) the interesting cached items</text:p>
      <text:p text:style-name="P1"/>
      <text:p text:style-name="P1">#### lexicon:</text:p>
      <text:p text:style-name="P1"/>
      <text:p text:style-name="P1"><text:s text:c="4"/>Batch cache array - query-lines awaiting EXEC</text:p>
      <text:p text:style-name="P1"/>
      <text:p text:style-name="P1"><text:s text:c="8"/>query-line <text:s text:c="6"/>- any line-feed terminated T-SQL text</text:p>
      <text:p text:style-name="P1"><text:s text:c="10"/>is added to Batch up entry at command prompt</text:p>
      <text:p text:style-name="P1"><text:s text:c="8"/>?[idx|ts] <text:s text:c="7"/>- load the indexed Batch cache</text:p>
      <text:p text:style-name="P1"><text:s text:c="8"/>?-[idx] <text:s text:c="9"/>- clear Batch cache or one query-line by idx</text:p>
      <text:p text:style-name="P1"><text:s text:c="8"/>?+idx <text:s text:c="11"/>- edit existing Batch line by index</text:p>
      <text:p text:style-name="P1"><text:s text:c="8"/>?-idx <text:s text:c="11"/>- delete a query-line from the Batch cache <text:s text:c="16"/></text:p>
      <text:p text:style-name="P1"/>
      <text:p text:style-name="P1"><text:s text:c="4"/>BatchHistory map - previous batches - includes completion <text:s text:c="5"/></text:p>
      <text:p text:style-name="P1"><text:s text:c="8"/>?&lt;[idx|ts] <text:s text:c="6"/>- scroll back in BatchHistory (defaults to previous)</text:p>
      <text:p text:style-name="P1"><text:s text:c="8"/>?&gt;[idx|ts] <text:s text:c="6"/>- scroll forward in BatchHistory (defaults to next)</text:p>
      <text:p text:style-name="P1"/>
      <text:p text:style-name="P1"><text:s text:c="4"/>Set cache array - SET stmt(s) to be prefixed to <text:s/>each Batch at submit</text:p>
      <text:p text:style-name="P1"/>
      <text:p text:style-name="P1"><text:s text:c="8"/>??SET [stmt] <text:s text:c="5"/>- show the Set cache [statement] (optional) /^??SET\s\s*_*/</text:p>
      <text:p text:style-name="P1"><text:s text:c="8"/>?+SET stmt <text:s text:c="7"/>- add/replace a statement in Set cache</text:p>
      <text:p text:style-name="P1"><text:s text:c="8"/>?-SET stmt <text:s text:c="7"/>- remove a SET statement from the cache</text:p>
      <text:p text:style-name="P1"/>
      <text:p text:style-name="P1"><text:s text:c="4"/>Switch cache object - sqlcmd command-line switches to be applied to each Batch sent</text:p>
      <text:p text:style-name="P1"/>
      <text:p text:style-name="P1"><text:s text:c="8"/>??[flag] <text:s/>/^??[a-zA-Z]$/ <text:s/>- show the Switch cache [property] a switch as found in the Switch cache</text:p>
      <text:p text:style-name="P1"><text:s text:c="8"/>?-/^[a-zA-Z]$/ <text:s text:c="11"/>- remove switch (sw) &amp; any arg from Switch cache</text:p>
      <text:p text:style-name="P1"><text:s text:c="8"/>?+/^[a-zA-Z]\s\s*__*/ <text:s text:c="4"/>- upsert [switch] [value] into Switch cache</text:p>
      <text:p text:style-name="P1"/>
      <text:p text:style-name="P1">Notes:</text:p>
      <text:p text:style-name="P1"/>
      <text:p text:style-name="P1">Use RUN, OPEN, or GO CLI commands rather than maintaining the underlying,</text:p>
      <text:p text:style-name="P1">but mutually exclusive i, q and Q keys in the switch cache keys.</text:p>
      <text:p text:style-name="P1"><text:soft-page-break/></text:p>
      <text:p text:style-name="P1">GO and OPEN CLI commands accept zero arguments, instead consuming the Batch cache.</text:p>
      <text:p text:style-name="P1"/>
      <text:p text:style-name="P1">RUN must be followed by a file located by either of the relative or fully</text:p>
      <text:p text:style-name="P1">qualified paths to the file from the node server's root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49:28.142411272</meta:creation-date>
    <dc:date>2017-03-27T14:20:36.859112491</dc:date>
    <meta:editing-duration>PT54M7S</meta:editing-duration>
    <meta:editing-cycles>1</meta:editing-cycles>
    <meta:document-statistic meta:table-count="0" meta:image-count="0" meta:object-count="0" meta:page-count="6" meta:paragraph-count="170" meta:word-count="1885" meta:character-count="12175" meta:non-whitespace-character-count="9750"/>
    <meta:generator>LibreOffice/5.2.3.3$Linux_X86_64 LibreOffice_project/20m0$Build-3</meta:generator>
  </office:meta>
</office:document-meta>
</file>